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0pt" fo:language="fr" fo:country="FR" officeooo:rsid="000bd690" officeooo:paragraph-rsid="000bd690" style:font-size-asian="10pt" style:font-size-complex="10pt"/>
    </style:style>
    <style:style style:name="P2" style:family="paragraph" style:parent-style-name="Standard">
      <style:paragraph-properties fo:text-align="center" style:justify-single-word="false"/>
      <style:text-properties style:font-name="Liberation Sans" fo:font-size="10pt" fo:language="fr" fo:country="FR" officeooo:rsid="000ada5b" officeooo:paragraph-rsid="000ada5b" style:font-size-asian="10pt" style:font-size-complex="10pt"/>
    </style:style>
    <style:style style:name="P3" style:family="paragraph" style:parent-style-name="Standard">
      <style:paragraph-properties fo:text-align="start" style:justify-single-word="false"/>
      <style:text-properties style:font-name="Liberation Sans" fo:font-size="10pt" fo:language="fr" fo:country="FR" style:text-underline-style="none" fo:font-weight="bold" officeooo:rsid="000bd690" officeooo:paragraph-rsid="000bd690"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language="fr" fo:country="FR" style:text-underline-style="none" fo:font-weight="normal" officeooo:rsid="000bd690" officeooo:paragraph-rsid="000bd690"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Liberation Sans" fo:font-size="10pt" fo:language="fr" fo:country="FR" style:text-underline-style="none" fo:font-weight="normal" officeooo:rsid="0012a8f2" officeooo:paragraph-rsid="0012a8f2"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Liberation Sans" fo:font-size="10pt" fo:language="fr" fo:country="FR" style:text-underline-style="none" fo:font-weight="normal" officeooo:rsid="000e7fbb" officeooo:paragraph-rsid="000e7fbb"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ourier 10 Pitch" fo:font-size="10pt" fo:language="fr" fo:country="FR" style:text-underline-style="none" fo:font-weight="normal" officeooo:rsid="000dbfb1" officeooo:paragraph-rsid="000dbfb1" style:font-size-asian="10pt" style:font-weight-asian="normal" style:font-size-complex="10pt" style:font-weight-complex="normal"/>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Courier 10 Pitch" fo:font-size="10pt" fo:language="fr" fo:country="FR" style:text-underline-style="none" fo:font-weight="normal" officeooo:rsid="000e7fbb" officeooo:paragraph-rsid="000e7fbb" style:font-size-asian="10pt" style:font-weight-asian="normal" style:font-size-complex="10pt" style:font-weight-complex="normal"/>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Courier 10 Pitch" fo:font-size="10pt" fo:language="fr" fo:country="FR" style:text-underline-style="none" fo:font-weight="normal" officeooo:rsid="000e7fbb" officeooo:paragraph-rsid="000e7fbb" style:font-size-asian="10pt" style:font-weight-asian="normal" style:font-size-complex="10pt" style:font-weight-complex="normal"/>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ourier 10 Pitch" fo:font-size="10pt" fo:language="fr" fo:country="FR" style:text-underline-style="none" fo:font-weight="normal" officeooo:rsid="0012c3a5" officeooo:paragraph-rsid="0012c3a5" style:font-size-asian="10pt" style:font-weight-asian="normal" style:font-size-complex="10pt" style:font-weight-complex="normal"/>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0pt" fo:language="fr" fo:country="FR" style:text-underline-style="none" fo:font-weight="normal" officeooo:rsid="0012a8f2" officeooo:paragraph-rsid="000dbfb1" style:font-size-asian="10pt" style:font-weight-asian="normal" style:font-size-complex="10pt" style:font-weight-complex="normal"/>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0pt" fo:language="fr" fo:country="FR" style:text-underline-style="none" fo:font-weight="normal" officeooo:rsid="0012c3a5" officeooo:paragraph-rsid="0012c3a5" style:font-size-asian="10pt" style:font-weight-asian="normal" style:font-size-complex="10pt"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0pt" fo:language="fr" fo:country="FR" style:text-underline-style="none" fo:font-weight="normal" officeooo:rsid="00146737" officeooo:paragraph-rsid="00146737" style:font-size-asian="10pt" style:font-weight-asian="normal" style:font-size-complex="10pt" style:font-weight-complex="normal"/>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0pt" fo:language="fr" fo:country="FR" style:text-underline-style="none" fo:font-weight="normal" officeooo:rsid="0014e9fb" officeooo:paragraph-rsid="0014e9fb" style:font-size-asian="10pt" style:font-weight-asian="normal" style:font-size-complex="10pt" style:font-weight-complex="normal"/>
    </style:style>
    <style:style style:name="T1" style:family="text">
      <style:text-properties officeooo:rsid="0014e9fb"/>
    </style:style>
    <style:style style:name="T2" style:family="text">
      <style:text-properties officeooo:rsid="0016b9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berg Nicolas</text:p>
      <text:p text:style-name="P1">Lemaire Timothée</text:p>
      <text:p text:style-name="P1"/>
      <text:p text:style-name="P2"/>
      <text:p text:style-name="P2">Architecture des Systèmes</text:p>
      <text:p text:style-name="P2">compte rendu : Nanvix – scheduler</text:p>
      <text:p text:style-name="P2"/>
      <text:p text:style-name="P3">Fair-share scheduling :</text:p>
      <text:p text:style-name="P4">Comme troisième solution nous avons implémenter une stratégie fair-share.</text:p>
      <text:p text:style-name="P4"/>
      <text:p text:style-name="P4">Pour implémenter celle-ci, le champ « counter » de la structure descriptive des processus n’étant plus utilisé pour son but d’origine, il a été réutiliser pour compter le temps cumuler d’utilisation du processeur par le processus.</text:p>
      <text:p text:style-name="P4"/>
      <text:p text:style-name="P5">On choisis de laisser les nouveau processus avec la même temps d’utilisation que leur père. Ce point est sans doute discutable.</text:p>
      <text:p text:style-name="P4"/>
      <text:p text:style-name="P4">Il nous faut donc ajouter le quantum de temps au processus « élu » quand il obtiens le processeur.</text:p>
      <text:p text:style-name="P4"/>
      <text:p text:style-name="P7"><text:tab/>next-&gt;counter = next-&gt;counter+PROC_QUANTUM;</text:p>
      <text:p text:style-name="P7"/>
      <text:p text:style-name="P6">Le processus « élu » parmis les processus demandeurs est le processus ayant le moins utiliser le processeur :</text:p>
      <text:p text:style-name="P6"/>
      <text:p text:style-name="P9">next = IDLE;</text:p>
      <text:p text:style-name="P8">for (p = FIRST_PROC; p &lt;= LAST_PROC; p++)</text:p>
      <text:p text:style-name="P8"><text:tab/>{</text:p>
      <text:p text:style-name="P8"><text:tab/><text:tab/>if (p-&gt;state != PROC_READY)</text:p>
      <text:p text:style-name="P8"><text:tab/><text:tab/><text:tab/>continue;</text:p>
      <text:p text:style-name="P8"><text:tab/><text:tab/>if(p-&gt;counter &lt; next-&gt;counter)</text:p>
      <text:p text:style-name="P8"><text:tab/><text:tab/>{</text:p>
      <text:p text:style-name="P8"><text:tab/><text:tab/><text:tab/>next = p;</text:p>
      <text:p text:style-name="P8"><text:tab/><text:tab/>}</text:p>
      <text:p text:style-name="P8"><text:tab/>}</text:p>
      <text:p text:style-name="P11"/>
      <text:p text:style-name="P12">Pour éviter que la valeur du compteur ne fasse un dépassement, quand on détecte qu’un processus est proche d’atteindre la limite du compteur, on descend le compteur de tout les processus. De cette façon la différence de temps utilisé est préservé, excepté pour les éventuelles processus ayant des compteurs très bas, qui seront remis à 0 pour éviter des valeurs négatives. ces processus sont de toute façon des processus « peut actifs » et garderons la priorité quand ils demanderons le processeur.</text:p>
      <text:p text:style-name="P12"/>
      <text:p text:style-name="P10">PUBLIC void reduc_counters(void){</text:p>
      <text:p text:style-name="P10"><text:tab/>struct process *p;</text:p>
      <text:p text:style-name="P10"><text:tab/>for (p = FIRST_PROC; p &lt;= LAST_PROC; p++)</text:p>
      <text:p text:style-name="P10"><text:tab/>{</text:p>
      <text:p text:style-name="P10"><text:tab/><text:tab/>if(p-&gt;counter &gt;= (INT_MAX/2)+PROC_QUANTUM){</text:p>
      <text:p text:style-name="P10"><text:tab/><text:tab/><text:tab/>p-&gt;counter = (p-&gt;counter - (INT_MAX / 2));</text:p>
      <text:p text:style-name="P10"><text:tab/><text:tab/>} else {</text:p>
      <text:p text:style-name="P10"><text:tab/><text:tab/><text:tab/>p-&gt;counter = PROC_QUANTUM;</text:p>
      <text:p text:style-name="P10"><text:tab/><text:tab/>}</text:p>
      <text:p text:style-name="P10"><text:tab/>}</text:p>
      <text:p text:style-name="P10">}</text:p>
      <text:p text:style-name="P10">----------------------------------------------</text:p>
      <text:p text:style-name="P10">if(next-&gt;counter &gt;= INT_MAX - PROC_QUANTUM){</text:p>
      <text:p text:style-name="P10"><text:tab/>reduc_counters();</text:p>
      <text:p text:style-name="P10">}</text:p>
      <text:p text:style-name="P10">next-&gt;counter = next→counter+PROC_QUANTUM;</text:p>
      <text:p text:style-name="P10"/>
      <text:p text:style-name="P13">La limite du compteur est INT_MAX étant donné que le champ compteur à été utilisé, il serais plus optimiser d’utiliser un autre champ « unsigned long ».</text:p>
      <text:p text:style-name="P13"><text:soft-page-break/>Une mécanique pour éviter de donner le processeur à IDLE si un processus est demandeur à également été implémenter : IDLE est set avec un compteur à INT_MAX, <text:span text:style-name="T1">après la création d’INIT (dans main.c 106). Le compteur d’IDLE n’</text:span>e<text:span text:style-name="T1">s</text:span>t jamais modifié <text:span text:style-name="T1">afin de lui laisser une « priorité minimum ». ce mécanisme requière toutefois un test supplémentaire au passage dans le scheduler, pour éviter d’incrémenter le compteur d’IDLE si il est élu.</text:span></text:p>
      <text:p text:style-name="P13"/>
      <text:p text:style-name="P14">La mécanique d’IDLE n’a pas été testé du point de vue des performance<text:span text:style-name="T2">s, et aucun test en plus de ceux fournis n’a été conçu pour ce sheduler fair-sh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20:37:24.092153962</meta:creation-date>
    <dc:date>2017-02-03T23:00:17.536265924</dc:date>
    <meta:editing-duration>PT2H7M17S</meta:editing-duration>
    <meta:editing-cycles>14</meta:editing-cycles>
    <meta:generator>LibreOffice/5.1.4.2$Linux_X86_64 LibreOffice_project/10m0$Build-2</meta:generator>
    <meta:document-statistic meta:table-count="0" meta:image-count="0" meta:object-count="0" meta:page-count="2" meta:paragraph-count="41" meta:word-count="402" meta:character-count="2557" meta:non-whitespace-character-count="2161"/>
  </office:meta>
</office:document-meta>
</file>